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stroke="none" draw:fill="none" draw:textarea-vertical-align="middle"/>
    </style:style>
    <style:style style:name="gr7" style:family="graphic" style:parent-style-name="objectwithoutfill">
      <style:graphic-properties draw:stroke="none" svg:stroke-color="#ffffcc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802cm" svg:height="5.378cm" svg:x="1.925cm" svg:y="1.626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4.795cm" svg:height="0.962cm" svg:x="1.929cm" svg:y="1.569cm">
            <draw:text-box>
              <text:p text:style-name="P1">ResourceClass</text:p>
            </draw:text-box>
          </draw:frame>
          <draw:line draw:style-name="gr3" draw:text-style-name="P1" draw:layer="layout" svg:x1="1.954cm" svg:y1="2.863cm" svg:x2="6.785cm" svg:y2="2.863cm">
            <text:p/>
          </draw:line>
          <draw:frame draw:style-name="gr2" draw:text-style-name="P2" draw:layer="layout" svg:width="4.718cm" svg:height="3.026cm" svg:x="1.925cm" svg:y="3.064cm">
            <draw:text-box>
              <text:p text:style-name="P2"><text:span text:style-name="T1">id</text:span></text:p>
              <text:p text:style-name="P2"><text:span text:style-name="T1">name</text:span></text:p>
              <text:p text:style-name="P2"><text:span text:style-name="T1">struct[flavor+count]</text:span></text:p>
              <text:p text:style-name="P2"><text:span text:style-name="T1">service_type</text:span></text:p>
              <text:p text:style-name="P2"><text:span text:style-name="T1">rack_group</text:span></text:p>
            </draw:text-box>
          </draw:frame>
        </draw:g>
        <draw:g>
          <draw:custom-shape draw:style-name="gr1" draw:text-style-name="P1" draw:layer="layout" svg:width="4.802cm" svg:height="5.378cm" svg:x="9.261cm" svg:y="1.526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263cm" svg:height="0.962cm" svg:x="10.531cm" svg:y="1.469cm">
            <draw:text-box>
              <text:p text:style-name="P1">Flavor</text:p>
            </draw:text-box>
          </draw:frame>
          <draw:line draw:style-name="gr3" draw:text-style-name="P1" draw:layer="layout" svg:x1="9.29cm" svg:y1="2.763cm" svg:x2="14.121cm" svg:y2="2.763cm">
            <text:p/>
          </draw:line>
          <draw:frame draw:style-name="gr2" draw:text-style-name="P2" draw:layer="layout" svg:width="2.991cm" svg:height="1.916cm" svg:x="9.261cm" svg:y="2.964cm">
            <draw:text-box>
              <text:p text:style-name="P2"><text:span text:style-name="T1">id</text:span></text:p>
              <text:p text:style-name="P2"><text:span text:style-name="T1">name</text:span></text:p>
              <text:p text:style-name="P2"><text:span text:style-name="T1">[capacities]</text:span></text:p>
            </draw:text-box>
          </draw:frame>
        </draw:g>
        <draw:g>
          <draw:custom-shape draw:style-name="gr1" draw:text-style-name="P1" draw:layer="layout" svg:width="4.802cm" svg:height="5.378cm" svg:x="10.985cm" svg:y="7.651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966cm" svg:height="0.962cm" svg:x="11.903cm" svg:y="7.594cm">
            <draw:text-box>
              <text:p text:style-name="P1">Capacity</text:p>
            </draw:text-box>
          </draw:frame>
          <draw:line draw:style-name="gr3" draw:text-style-name="P1" draw:layer="layout" svg:x1="11.014cm" svg:y1="8.888cm" svg:x2="15.845cm" svg:y2="8.888cm">
            <text:p/>
          </draw:line>
          <draw:frame draw:style-name="gr2" draw:text-style-name="P2" draw:layer="layout" svg:width="1.738cm" svg:height="2.471cm" svg:x="10.985cm" svg:y="9.089cm">
            <draw:text-box>
              <text:p text:style-name="P2"><text:span text:style-name="T1">id</text:span></text:p>
              <text:p text:style-name="P2"><text:span text:style-name="T1">name</text:span></text:p>
              <text:p text:style-name="P2"><text:span text:style-name="T1">value</text:span></text:p>
              <text:p text:style-name="P2"><text:span text:style-name="T1">unit</text:span></text:p>
            </draw:text-box>
          </draw:frame>
        </draw:g>
        <draw:g>
          <draw:custom-shape draw:style-name="gr1" draw:text-style-name="P1" draw:layer="layout" svg:width="4.802cm" svg:height="5.378cm" svg:x="2.228cm" svg:y="13.791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3.707cm" svg:height="0.962cm" svg:x="2.776cm" svg:y="13.734cm">
            <draw:text-box>
              <text:p text:style-name="P1">RackGroup</text:p>
            </draw:text-box>
          </draw:frame>
          <draw:line draw:style-name="gr3" draw:text-style-name="P1" draw:layer="layout" svg:x1="2.257cm" svg:y1="15.028cm" svg:x2="7.088cm" svg:y2="15.028cm">
            <text:p/>
          </draw:line>
          <draw:frame draw:style-name="gr2" draw:text-style-name="P2" draw:layer="layout" svg:width="4.122cm" svg:height="2.471cm" svg:x="2.228cm" svg:y="15.229cm">
            <draw:text-box>
              <text:p text:style-name="P2"><text:span text:style-name="T1">id</text:span></text:p>
              <text:p text:style-name="P2"><text:span text:style-name="T1">[capacities]</text:span></text:p>
              <text:p text:style-name="P2"><text:span text:style-name="T1">[racks]</text:span></text:p>
              <text:p text:style-name="P2"><text:span text:style-name="T1">[resource_class]</text:span></text:p>
            </draw:text-box>
          </draw:frame>
        </draw:g>
        <draw:g>
          <draw:custom-shape draw:style-name="gr1" draw:text-style-name="P1" draw:layer="layout" svg:width="4.802cm" svg:height="5.378cm" svg:x="10.548cm" svg:y="13.791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946cm" svg:height="0.962cm" svg:x="11.976cm" svg:y="13.734cm">
            <draw:text-box>
              <text:p text:style-name="P1">Rack</text:p>
            </draw:text-box>
          </draw:frame>
          <draw:line draw:style-name="gr3" draw:text-style-name="P1" draw:layer="layout" svg:x1="10.577cm" svg:y1="15.028cm" svg:x2="15.408cm" svg:y2="15.028cm">
            <text:p/>
          </draw:line>
          <draw:frame draw:style-name="gr2" draw:text-style-name="P2" draw:layer="layout" svg:width="2.991cm" svg:height="3.581cm" svg:x="10.548cm" svg:y="15.229cm">
            <draw:text-box>
              <text:p text:style-name="P2"><text:span text:style-name="T1">id</text:span></text:p>
              <text:p text:style-name="P2"><text:span text:style-name="T1">name</text:span></text:p>
              <text:p text:style-name="P2"><text:span text:style-name="T1">[capacities]</text:span></text:p>
              <text:p text:style-name="P2"><text:span text:style-name="T1">slots</text:span></text:p>
              <text:p text:style-name="P2"><text:span text:style-name="T1">[hosts]</text:span></text:p>
              <text:p text:style-name="P2"><text:span text:style-name="T1">rack_group</text:span></text:p>
            </draw:text-box>
          </draw:frame>
        </draw:g>
        <draw:g>
          <draw:custom-shape draw:style-name="gr1" draw:text-style-name="P1" draw:layer="layout" svg:width="4.802cm" svg:height="5.378cm" svg:x="17.766cm" svg:y="13.791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1.806cm" svg:height="0.962cm" svg:x="19.264cm" svg:y="13.734cm">
            <draw:text-box>
              <text:p text:style-name="P1">Host</text:p>
            </draw:text-box>
          </draw:frame>
          <draw:line draw:style-name="gr3" draw:text-style-name="P1" draw:layer="layout" svg:x1="17.795cm" svg:y1="15.028cm" svg:x2="22.626cm" svg:y2="15.028cm">
            <text:p/>
          </draw:line>
          <draw:frame draw:style-name="gr2" draw:text-style-name="P2" draw:layer="layout" svg:width="3.063cm" svg:height="1.916cm" svg:x="17.766cm" svg:y="15.229cm">
            <draw:text-box>
              <text:p text:style-name="P2"><text:span text:style-name="T1">id</text:span></text:p>
              <text:p text:style-name="P2"><text:span text:style-name="T1">rack</text:span></text:p>
              <text:p text:style-name="P2"><text:span text:style-name="T1">ironic_node</text:span></text:p>
            </draw:text-box>
          </draw:frame>
        </draw:g>
        <draw:line draw:style-name="gr4" draw:text-style-name="P1" xml:id="id1" draw:id="id1" draw:layer="layout" svg:x1="6.355cm" svg:y1="4.717cm" svg:x2="7.304cm" svg:y2="4.717cm">
          <text:p/>
        </draw:line>
        <draw:line draw:style-name="gr3" draw:text-style-name="P1" xml:id="id2" draw:id="id2" draw:layer="layout" svg:x1="8.541cm" svg:y1="2.129cm" svg:x2="9.231cm" svg:y2="2.129cm">
          <text:p/>
        </draw:line>
        <draw:connector draw:style-name="gr5" draw:text-style-name="P1" draw:layer="layout" draw:line-skew="-1.294cm" svg:x1="7.304cm" svg:y1="4.717cm" svg:x2="9.231cm" svg:y2="2.129cm" draw:start-shape="id1" draw:start-glue-point="1" draw:end-shape="id2" draw:end-glue-point="1" svg:d="m7304 4717v-2588h1927v0" svg:viewBox="0 0 1928 2589">
          <text:p/>
        </draw:connector>
        <draw:line draw:style-name="gr3" draw:text-style-name="P1" xml:id="id3" draw:id="id3" draw:layer="layout" svg:x1="8.526cm" svg:y1="4.486cm" svg:x2="9.475cm" svg:y2="4.486cm">
          <text:p/>
        </draw:line>
        <draw:line draw:style-name="gr6" draw:text-style-name="P1" xml:id="id4" draw:id="id4" draw:layer="layout" svg:x1="11.043cm" svg:y1="8.168cm" svg:x2="10.842cm" svg:y2="8.168cm">
          <text:p/>
        </draw:line>
        <draw:connector draw:style-name="gr5" draw:text-style-name="P1" draw:layer="layout" draw:line-skew="1.841cm" svg:x1="8.526cm" svg:y1="4.486cm" svg:x2="10.842cm" svg:y2="8.168cm" draw:start-shape="id3" draw:start-glue-point="3" draw:end-shape="id4" draw:end-glue-point="3" svg:d="m8526 4486v3683h2316v-1" svg:viewBox="0 0 2317 3684">
          <text:p/>
        </draw:connector>
        <draw:line draw:style-name="gr3" draw:text-style-name="P1" xml:id="id5" draw:id="id5" draw:layer="layout" svg:x1="1.265cm" svg:y1="5.838cm" svg:x2="2.214cm" svg:y2="5.838cm">
          <text:p/>
        </draw:line>
        <draw:line draw:style-name="gr7" draw:text-style-name="P1" xml:id="id6" draw:id="id6" draw:layer="layout" svg:x1="2.617cm" svg:y1="14.236cm" svg:x2="2.228cm" svg:y2="14.207cm">
          <text:p/>
        </draw:line>
        <draw:connector draw:style-name="gr5" draw:text-style-name="P1" draw:layer="layout" svg:x1="1.265cm" svg:y1="5.838cm" svg:x2="2.228cm" svg:y2="14.221cm" draw:start-shape="id5" draw:start-glue-point="3" draw:end-shape="id6" draw:end-glue-point="3" svg:d="m1265 5838v8383h963" svg:viewBox="0 0 964 8384">
          <text:p/>
        </draw:connector>
        <draw:line draw:style-name="gr3" draw:text-style-name="P1" xml:id="id7" draw:id="id7" draw:layer="layout" svg:x1="4.153cm" svg:y1="16.778cm" svg:x2="3.872cm" svg:y2="16.777cm">
          <text:p/>
        </draw:line>
        <draw:line draw:style-name="gr6" draw:text-style-name="P1" draw:layer="layout" svg:x1="10.324cm" svg:y1="14.294cm" svg:x2="10.525cm" svg:y2="14.265cm">
          <text:p/>
        </draw:line>
        <draw:connector draw:style-name="gr5" draw:text-style-name="P1" draw:layer="layout" draw:line-skew="1.708cm" svg:x1="4.153cm" svg:y1="16.777cm" svg:x2="10.21cm" svg:y2="14.275cm" draw:start-shape="id7" draw:start-glue-point="1" svg:d="m4153 16777h4987v-2502h1070" svg:viewBox="0 0 6058 2503">
          <text:p/>
        </draw:connector>
        <draw:line draw:style-name="gr3" draw:text-style-name="P1" xml:id="id8" draw:id="id8" draw:layer="layout" svg:x1="4.9cm" svg:y1="16.203cm" svg:x2="5.08cm" svg:y2="16.203cm">
          <text:p/>
        </draw:line>
        <draw:connector draw:style-name="gr5" draw:text-style-name="P1" draw:layer="layout" svg:x1="5.08cm" svg:y1="16.203cm" svg:x2="10.828cm" svg:y2="9.26cm" draw:start-shape="id8" draw:start-glue-point="1" draw:end-shape="id9" draw:end-glue-point="3" svg:d="m5080 16203h2875v-6943h2873" svg:viewBox="0 0 5749 6944">
          <text:p/>
        </draw:connector>
        <draw:line draw:style-name="gr6" draw:text-style-name="P1" xml:id="id9" draw:id="id9" draw:layer="layout" svg:x1="10.828cm" svg:y1="9.81cm" svg:x2="10.97cm" svg:y2="8.711cm">
          <text:p/>
        </draw:line>
        <draw:line draw:style-name="gr3" draw:text-style-name="P1" xml:id="id10" draw:id="id10" draw:layer="layout" svg:x1="11.978cm" svg:y1="17.871cm" svg:x2="12.17cm" svg:y2="17.871cm">
          <text:p/>
        </draw:line>
        <draw:line draw:style-name="gr3" draw:text-style-name="P1" xml:id="id11" draw:id="id11" draw:layer="layout" svg:x1="17.655cm" svg:y1="14.383cm" svg:x2="17.775cm" svg:y2="14.383cm">
          <text:p/>
        </draw:line>
        <draw:connector draw:style-name="gr5" draw:text-style-name="P1" draw:layer="layout" draw:line-skew="1.996cm" svg:x1="12.17cm" svg:y1="17.871cm" svg:x2="17.715cm" svg:y2="14.383cm" draw:start-shape="id10" draw:start-glue-point="1" draw:end-shape="id11" draw:end-glue-point="0" svg:d="m12170 17871h4739v-3488h806" svg:viewBox="0 0 5546 3489">
          <text:p/>
        </draw:connector>
        <draw:line draw:style-name="gr3" draw:text-style-name="P1" xml:id="id12" draw:id="id12" draw:layer="layout" svg:x1="13.277cm" svg:y1="16.837cm" svg:x2="13.373cm" svg:y2="16.813cm">
          <text:p/>
        </draw:line>
        <draw:line draw:style-name="gr3" draw:text-style-name="P1" xml:id="id13" draw:id="id13" draw:layer="layout" svg:x1="15.578cm" svg:y1="8.226cm" svg:x2="15.867cm" svg:y2="8.25cm">
          <text:p/>
        </draw:line>
        <draw:connector draw:style-name="gr5" draw:text-style-name="P1" draw:layer="layout" svg:x1="13.373cm" svg:y1="16.825cm" svg:x2="15.867cm" svg:y2="8.238cm" draw:start-shape="id12" draw:start-glue-point="1" draw:end-shape="id13" draw:end-glue-point="1" svg:d="m13373 16825h2995v-8587h-501" svg:viewBox="0 0 2996 85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os </meta:initial-creator>
    <meta:creation-date>2013-05-31T12:35:08</meta:creation-date>
    <dc:date>2013-05-31T13:02:36</dc:date>
    <dc:creator>marios </dc:creator>
    <meta:editing-duration>PT23M12S</meta:editing-duration>
    <meta:editing-cycles>10</meta:editing-cycles>
    <meta:generator>LibreOffice/3.6$Linux_x86 LibreOffice_project/360m1$Build-2</meta:generator>
    <meta:document-statistic meta:object-count="51"/>
  </office:meta>
</office:document-meta>
</file>